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2.80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243cm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text-properties fo:font-size="9pt" style:font-size-asian="18pt" style:font-size-complex="18pt"/>
    </style:style>
    <style:style style:name="T1" style:family="text">
      <style:text-properties fo:font-size="9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302cm" svg:height="1.778cm" svg:x="15.478cm" svg:y="9.763cm">
          <text:p text:style-name="P1"><text:span text:style-name="T1">Featureofinterest</text:span></text:p>
          <text:p text:style-name="P1"><text:span text:style-name="T1">Type: airbo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1.778cm" svg:x="2.778cm" svg:y="4.175cm">
          <text:p text:style-name="P1"><text:span text:style-name="T1">observation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302cm" svg:height="1.778cm" svg:x="2.778cm" svg:y="6.969cm">
          <text:p text:style-name="P1"><text:span text:style-name="T1">Proceduredescription</text:span></text:p>
          <text:p text:style-name="P1"><text:span text:style-name="T1">forma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302cm" svg:height="1.778cm" svg:x="2.778cm" svg:y="9.763cm">
          <text:p text:style-name="P1"><text:span text:style-name="T1">Proced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302cm" svg:height="1.778cm" svg:x="7.096cm" svg:y="6.969cm">
          <text:p text:style-name="P1"><text:span text:style-name="T1">Observable</text:span></text:p>
          <text:p text:style-name="P1"><text:span text:style-name="T1">propert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302cm" svg:height="1.778cm" svg:x="7.096cm" svg:y="9.763cm">
          <text:p text:style-name="P1"><text:span text:style-name="T1">ser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302cm" svg:height="1.778cm" svg:x="7.096cm" svg:y="12.303cm">
          <text:p text:style-name="P1"><text:span text:style-name="T1">observ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302cm" svg:height="1.778cm" svg:x="11.16cm" svg:y="14.716cm">
          <text:p text:style-name="P1"><text:span text:style-name="T1">off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302cm" svg:height="1.778cm" svg:x="7.096cm" svg:y="14.716cm">
          <text:p text:style-name="P1"><text:span text:style-name="T1">Observationhas</text:span></text:p>
          <text:p text:style-name="P1"><text:span text:style-name="T1">off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302cm" svg:height="1.778cm" svg:x="15.478cm" svg:y="12.303cm">
          <text:p text:style-name="P1"><text:span text:style-name="T1">relatedfeat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02cm" svg:height="1.778cm" svg:x="15.478cm" svg:y="14.716cm">
          <text:p text:style-name="P1"><text:span text:style-name="T1">Offeringhas</text:span></text:p>
          <text:p text:style-name="P1"><text:span text:style-name="T1">relatedfeatu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462cm" svg:y1="15.605cm" svg:x2="15.478cm" svg:y2="15.605cm" draw:start-shape="id1" draw:start-glue-point="1" draw:end-shape="id2" draw:end-glue-point="3" svg:d="M14462 15605h1016" svg:viewBox="0 0 1017 1">
          <text:p/>
        </draw:connector>
        <draw:connector draw:style-name="gr2" draw:text-style-name="P1" draw:layer="layout" svg:x1="17.129cm" svg:y1="14.716cm" svg:x2="17.129cm" svg:y2="14.081cm" draw:start-shape="id2" draw:start-glue-point="0" draw:end-shape="id3" svg:d="M17129 14716v-635" svg:viewBox="0 0 1 636">
          <text:p/>
        </draw:connector>
        <draw:connector draw:style-name="gr2" draw:text-style-name="P1" draw:layer="layout" svg:x1="17.129cm" svg:y1="12.303cm" svg:x2="17.129cm" svg:y2="11.541cm" draw:start-shape="id3" draw:end-shape="id4" draw:end-glue-point="2" svg:d="M17129 12303v-762" svg:viewBox="0 0 1 763">
          <text:p/>
        </draw:connector>
        <draw:connector draw:style-name="gr2" draw:text-style-name="P1" draw:layer="layout" svg:x1="11.16cm" svg:y1="15.605cm" svg:x2="10.398cm" svg:y2="15.605cm" draw:start-shape="id1" draw:end-shape="id5" draw:end-glue-point="1" svg:d="M11160 15605h-762" svg:viewBox="0 0 763 1">
          <text:p/>
        </draw:connector>
        <draw:connector draw:style-name="gr2" draw:text-style-name="P1" draw:layer="layout" svg:x1="8.747cm" svg:y1="11.541cm" svg:x2="8.747cm" svg:y2="12.303cm" draw:start-shape="id6" draw:start-glue-point="2" draw:end-shape="id7" svg:d="M8747 11541v762" svg:viewBox="0 0 1 763">
          <text:p/>
        </draw:connector>
        <draw:connector draw:style-name="gr2" draw:text-style-name="P1" draw:layer="layout" svg:x1="8.747cm" svg:y1="14.081cm" svg:x2="8.747cm" svg:y2="14.716cm" draw:start-shape="id7" draw:end-shape="id5" draw:end-glue-point="0" svg:d="M8747 14081v635" svg:viewBox="0 0 1 636">
          <text:p/>
        </draw:connector>
        <draw:connector draw:style-name="gr2" draw:text-style-name="P1" draw:layer="layout" svg:x1="10.398cm" svg:y1="10.652cm" svg:x2="15.478cm" svg:y2="10.652cm" draw:start-shape="id6" draw:end-shape="id4" draw:end-glue-point="3" svg:d="M10398 10652h5080" svg:viewBox="0 0 5081 1">
          <text:p/>
        </draw:connector>
        <draw:connector draw:style-name="gr2" draw:text-style-name="P1" draw:layer="layout" svg:x1="8.747cm" svg:y1="9.763cm" svg:x2="8.747cm" svg:y2="8.747cm" draw:start-shape="id6" draw:end-shape="id8" svg:d="M8747 9763v-1016" svg:viewBox="0 0 1 1017">
          <text:p/>
        </draw:connector>
        <draw:connector draw:style-name="gr2" draw:text-style-name="P1" draw:layer="layout" svg:x1="7.096cm" svg:y1="10.652cm" svg:x2="6.08cm" svg:y2="10.652cm" draw:start-shape="id6" draw:end-shape="id9" svg:d="M7096 10652h-1016" svg:viewBox="0 0 1017 1">
          <text:p/>
        </draw:connector>
        <draw:connector draw:style-name="gr2" draw:text-style-name="P1" draw:layer="layout" svg:x1="4.429cm" svg:y1="9.763cm" svg:x2="4.429cm" svg:y2="8.747cm" draw:start-shape="id9" draw:start-glue-point="0" draw:end-shape="id10" svg:d="M4429 9763v-1016" svg:viewBox="0 0 1 1017">
          <text:p/>
        </draw:connector>
        <draw:frame draw:style-name="gr3" draw:text-style-name="P3" draw:layer="layout" svg:width="16.383cm" svg:height="9.611cm" svg:x="2.651cm" svg:y="16.875cm">
          <draw:text-box>
            <text:p text:style-name="P3"><text:span text:style-name="T2">Netherlands (foi) </text:span><text:span text:style-name="T2"><text:tab/></text:span><text:span text:style-name="T2">type=country </text:span><text:span text:style-name="T2"><text:tab/></text:span><text:span text:style-name="T2">parent of airbox 1.cal, 2.cal, etc.</text:span></text:p>
            <text:p text:style-name="P3"><text:span text:style-name="T2">Eindhoven (foi)</text:span><text:span text:style-name="T2"><text:tab/></text:span><text:span text:style-name="T2"><text:tab/></text:span><text:span text:style-name="T2">type=city</text:span><text:span text:style-name="T2"><text:tab/></text:span><text:span text:style-name="T2">parent of airbox 1.cal, 2.cal, etc.</text:span></text:p>
            <text:p text:style-name="P3"><text:span text:style-name="T2">Breda (foi)</text:span><text:span text:style-name="T2"><text:tab/></text:span><text:span text:style-name="T2"><text:tab/></text:span><text:span text:style-name="T2">type=city</text:span><text:span text:style-name="T2"><text:tab/></text:span><text:span text:style-name="T2">parent of airbox 18.cal, xx.cal, etc.</text:span></text:p>
            <text:p text:style-name="P3"><text:span text:style-name="T2">Helmond (foi)</text:span><text:span text:style-name="T2"><text:tab/></text:span><text:span text:style-name="T2"><text:tab/></text:span><text:span text:style-name="T2">type=city</text:span><text:span text:style-name="T2"><text:tab/></text:span><text:span text:style-name="T2">parent of airbox 15.cal</text:span></text:p>
            <text:p text:style-name="P3"><text:span text:style-name="T2">1.cal (foi)</text:span><text:span text:style-name="T2"><text:tab/></text:span><text:span text:style-name="T2"><text:tab/></text:span><text:span text:style-name="T2">type=airbox</text:span><text:span text:style-name="T2"><text:tab/></text:span><text:span text:style-name="T2">(sampling feature)</text:span></text:p>
            <text:p text:style-name="P3"><text:span text:style-name="T2"><text:tab/></text:span><text:span text:style-name="T2">Series:</text:span></text:p>
            <text:p text:style-name="P3"><text:span text:style-name="T2"><text:tab/></text:span><text:span text:style-name="T2"><text:tab/></text:span><text:span text:style-name="T2">OZON (observableproperty) – procedure</text:span></text:p>
            <text:p text:style-name="P3"><text:span text:style-name="T2"><text:tab/></text:span><text:span text:style-name="T2"><text:tab/></text:span><text:span text:style-name="T2"><text:tab/></text:span><text:span text:style-name="T2">Observation1</text:span></text:p>
            <text:p text:style-name="P3"><text:span text:style-name="T2"><text:tab/></text:span><text:span text:style-name="T2"><text:tab/></text:span><text:span text:style-name="T2"><text:tab/></text:span><text:span text:style-name="T2">Observation2</text:span></text:p>
            <text:p text:style-name="P3"><text:span text:style-name="T2"><text:tab/></text:span><text:span text:style-name="T2"><text:tab/></text:span><text:span text:style-name="T2"><text:tab/></text:span><text:span text:style-name="T2">Observation3</text:span></text:p>
            <text:p text:style-name="P3"><text:span text:style-name="T2"><text:tab/></text:span><text:span text:style-name="T2"><text:tab/></text:span><text:span text:style-name="T2">PM1</text:span></text:p>
            <text:p text:style-name="P3"><text:span text:style-name="T2"><text:tab/></text:span><text:span text:style-name="T2"><text:tab/></text:span><text:span text:style-name="T2">PM25</text:span></text:p>
            <text:p text:style-name="P3"><text:span text:style-name="T2"><text:tab/></text:span><text:span text:style-name="T2"><text:tab/></text:span><text:span text:style-name="T2">PM10</text:span></text:p>
            <text:p text:style-name="P3"><text:span text:style-name="T2"><text:tab/></text:span><text:span text:style-name="T2"><text:tab/></text:span><text:span text:style-name="T2">UFP</text:span></text:p>
            <text:p text:style-name="P3"><text:span text:style-name="T2">2.cal (foi)</text:span><text:span text:style-name="T2"><text:tab/></text:span><text:span text:style-name="T2"><text:tab/></text:span><text:span text:style-name="T2">type=airbox</text:span><text:span text:style-name="T2"><text:tab/></text:span><text:span text:style-name="T2">(sampling feature)</text:span></text:p>
            <text:p text:style-name="P3"><text:span text:style-name="T2"><text:tab/></text:span><text:span text:style-name="T2">Series:</text:span></text:p>
            <text:p text:style-name="P3"><text:span text:style-name="T2"><text:tab/></text:span><text:span text:style-name="T2"><text:tab/></text:span><text:span text:style-name="T2">OZON (observableproperty) – procedure</text:span></text:p>
            <text:p text:style-name="P3"><text:span text:style-name="T2"><text:tab/></text:span><text:span text:style-name="T2"><text:tab/></text:span><text:span text:style-name="T2"><text:tab/></text:span><text:span text:style-name="T2">Observation1</text:span></text:p>
            <text:p text:style-name="P3"><text:span text:style-name="T2"><text:tab/></text:span><text:span text:style-name="T2"><text:tab/></text:span><text:span text:style-name="T2"><text:tab/></text:span><text:span text:style-name="T2">Observation2</text:span></text:p>
            <text:p text:style-name="P3"><text:span text:style-name="T2"><text:tab/></text:span><text:span text:style-name="T2"><text:tab/></text:span><text:span text:style-name="T2"><text:tab/></text:span><text:span text:style-name="T2">Observation3</text:span></text:p>
            <text:p text:style-name="P3"><text:span text:style-name="T2"><text:tab/></text:span><text:span text:style-name="T2"><text:tab/></text:span><text:span text:style-name="T2">PM1</text:span></text:p>
            <text:p text:style-name="P3"><text:span text:style-name="T2"><text:tab/></text:span><text:span text:style-name="T2"><text:tab/></text:span><text:span text:style-name="T2">PM25</text:span></text:p>
            <text:p text:style-name="P3"><text:span text:style-name="T2"><text:tab/></text:span><text:span text:style-name="T2"><text:tab/></text:span><text:span text:style-name="T2">PM10</text:span></text:p>
            <text:p text:style-name="P3"><text:span text:style-name="T2"/></text:p>
          </draw:text-box>
        </draw:frame>
        <draw:custom-shape draw:style-name="gr1" draw:text-style-name="P2" xml:id="id13" draw:id="id13" draw:layer="layout" svg:width="3.302cm" svg:height="1.778cm" svg:x="15.478cm" svg:y="1.889cm">
          <text:p text:style-name="P1"><text:span text:style-name="T1">Featureofinterest</text:span></text:p>
          <text:p text:style-name="P1"><text:span text:style-name="T1">Type=City</text:span></text:p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302cm" svg:height="1.778cm" svg:x="11.16cm" svg:y="1.889cm">
          <text:p text:style-name="P1"><text:span text:style-name="T1">Featureofinterest</text:span></text:p>
          <text:p text:style-name="P1"><text:span text:style-name="T1">Type=Country</text:span></text:p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3.302cm" svg:height="1.778cm" svg:x="11.16cm" svg:y="4.175cm">
          <text:p text:style-name="P1"><text:span text:style-name="T1">Featurerelation</text:span></text:p>
          <text:p text:style-name="P1"><text:span text:style-name="T1">Parent - ch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302cm" svg:height="1.778cm" svg:x="15.478cm" svg:y="4.175cm">
          <text:p text:style-name="P1"><text:span text:style-name="T1">Featurerelation</text:span></text:p>
          <text:p text:style-name="P1"><text:span text:style-name="T1">Parent - chil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811cm" svg:y1="3.667cm" svg:x2="12.811cm" svg:y2="4.175cm" draw:start-shape="id11" draw:start-glue-point="2" draw:end-shape="id12" draw:end-glue-point="0" svg:d="M12811 3667v508" svg:viewBox="0 0 1 509">
          <text:p/>
        </draw:connector>
        <draw:connector draw:style-name="gr2" draw:text-style-name="P1" draw:layer="layout" svg:x1="17.129cm" svg:y1="3.667cm" svg:x2="17.129cm" svg:y2="4.175cm" draw:start-shape="id13" draw:end-shape="id14" draw:end-glue-point="0" svg:d="M17129 3667v508" svg:viewBox="0 0 1 509">
          <text:p/>
        </draw:connector>
        <draw:connector draw:style-name="gr2" draw:text-style-name="P1" draw:layer="layout" svg:x1="17.129cm" svg:y1="5.953cm" svg:x2="17.129cm" svg:y2="9.763cm" draw:start-shape="id14" draw:start-glue-point="2" draw:end-shape="id4" draw:end-glue-point="0" svg:d="M17129 5953v3810" svg:viewBox="0 0 1 3811">
          <text:p/>
        </draw:connector>
        <draw:connector draw:style-name="gr2" draw:text-style-name="P1" draw:layer="layout" svg:x1="12.811cm" svg:y1="5.953cm" svg:x2="17.129cm" svg:y2="9.763cm" draw:start-shape="id12" draw:start-glue-point="2" draw:end-shape="id4" draw:end-glue-point="0" svg:d="M12811 5953v1905h4318v1905" svg:viewBox="0 0 4319 3811">
          <text:p/>
        </draw:connector>
        <draw:custom-shape draw:style-name="gr1" draw:text-style-name="P2" xml:id="id15" draw:id="id15" draw:layer="layout" svg:width="3.302cm" svg:height="1.778cm" svg:x="7.096cm" svg:y="4.175cm">
          <text:p text:style-name="P1"><text:span text:style-name="T1">Composite</text:span></text:p>
          <text:p text:style-name="P1"><text:span text:style-name="T1">Phenomenon</text:span></text:p>
          <text:p text:style-name="P1"><text:span text:style-name="T1">Parent - chil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747cm" svg:y1="5.953cm" svg:x2="8.747cm" svg:y2="6.969cm" draw:start-shape="id15" draw:start-glue-point="2" draw:end-shape="id8" draw:end-glue-point="0" svg:d="M8747 5953v1016" svg:viewBox="0 0 1 1017">
          <text:p/>
        </draw:connector>
        <draw:connector draw:style-name="gr2" draw:text-style-name="P1" draw:layer="layout" svg:x1="8.747cm" svg:y1="4.175cm" svg:x2="8.747cm" svg:y2="3.667cm" draw:start-shape="id15" draw:start-glue-point="0" draw:end-shape="id16" draw:end-glue-point="2" svg:d="M8747 4175v-508" svg:viewBox="0 0 1 509">
          <text:p/>
        </draw:connector>
        <draw:custom-shape draw:style-name="gr1" draw:text-style-name="P2" xml:id="id16" draw:id="id16" draw:layer="layout" svg:width="3.302cm" svg:height="1.778cm" svg:x="7.096cm" svg:y="1.889cm">
          <text:p text:style-name="P1"><text:span text:style-name="T1">Observable</text:span></text:p>
          <text:p text:style-name="P1"><text:span text:style-name="T1">Property</text:span></text:p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.302cm" svg:height="1.778cm" svg:x="2.778cm" svg:y="12.303cm">
          <text:p text:style-name="P1"><text:span text:style-name="T1">Numerical / </text:span></text:p>
          <text:p text:style-name="P1"><text:span text:style-name="T1">boolean / text / etc. </text:span></text:p>
          <text:p text:style-name="P1"><text:span text:style-name="T1">valu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08cm" svg:y1="13.192cm" svg:x2="7.096cm" svg:y2="13.192cm" draw:start-shape="id17" draw:start-glue-point="1" draw:end-shape="id7" draw:end-glue-point="3" svg:d="M6080 13192h1016" svg:viewBox="0 0 1017 1">
          <text:p/>
        </draw:connector>
        <draw:frame draw:style-name="gr4" draw:text-style-name="P4" draw:layer="layout" svg:width="2.413cm" svg:height="0.955cm" svg:x="17.51cm" svg:y="8.808cm">
          <draw:text-box>
            <text:p text:style-name="P4"><text:span text:style-name="T1">Sampling features</text:span></text:p>
          </draw:text-box>
        </draw:frame>
        <draw:frame draw:style-name="gr5" draw:text-style-name="P4" draw:layer="layout" svg:width="5.08cm" svg:height="0.635cm" svg:x="12.43cm" svg:y="1.254cm">
          <draw:text-box>
            <text:p text:style-name="P4"><text:span text:style-name="T1">Features for discovery purpo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0T13:45:45.207145000</meta:creation-date>
    <dc:date>2015-07-20T23:48:24.427417000</dc:date>
    <meta:editing-duration>PT3H18M11S</meta:editing-duration>
    <meta:editing-cycles>9</meta:editing-cycles>
    <meta:generator>LibreOffice/4.3.7.2$MacOSX_X86_64 LibreOffice_project/8a35821d8636a03b8bf4e15b48f59794652c68ba</meta:generator>
    <meta:document-statistic meta:object-count="38"/>
  </office:meta>
</office:document-meta>
</file>